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paragraph-rsid="00214eb9"/>
    </style:style>
    <style:style style:name="P3" style:family="paragraph" style:parent-style-name="Standard">
      <style:paragraph-properties fo:line-height="150%"/>
      <style:text-properties style:font-name="Ubuntu" fo:font-size="14pt" fo:font-weight="normal" officeooo:rsid="0028f060" officeooo:paragraph-rsid="0028f060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Ubuntu" fo:font-size="14pt" fo:font-weight="normal" officeooo:rsid="0028f060" officeooo:paragraph-rsid="0028f060"/>
    </style:style>
    <style:style style:name="P5" style:family="paragraph" style:parent-style-name="Standard">
      <style:paragraph-properties fo:line-height="150%"/>
      <style:text-properties style:font-name="Ubuntu" fo:font-size="14pt" fo:font-weight="normal" officeooo:rsid="00281622" officeooo:paragraph-rsid="0028162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Ubuntu" fo:font-size="14pt" officeooo:rsid="0026d446" officeooo:paragraph-rsid="0026d446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font-weight="bold" officeooo:rsid="00281622" officeooo:paragraph-rsid="00281622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24c818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60516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26d446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fo:letter-spacing="normal" fo:font-style="normal" officeooo:rsid="0026d446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fo:letter-spacing="normal" fo:font-style="normal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officeooo:rsid="00214eb9" style:font-size-asian="12.25pt" style:font-size-complex="14pt"/>
    </style:style>
    <style:style style:name="T9" style:family="text">
      <style:text-properties officeooo:rsid="0022ed82" style:font-size-asian="12.25pt" style:font-size-complex="14pt"/>
    </style:style>
    <style:style style:name="T10" style:family="text">
      <style:text-properties officeooo:rsid="0024c818" style:font-size-asian="12.25pt" style:font-size-complex="14pt"/>
    </style:style>
    <style:style style:name="T11" style:family="text">
      <style:text-properties officeooo:rsid="0028162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8f06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ariaveis</text:h>
      <text:p text:style-name="P2"><text:span text:style-name="T8">As variaveis são </text:span><text:span text:style-name="T9">espaços que recebem algo, </text:span><text:span text:style-name="T10">ou seja, variaveis tem a função de armazenar dados, </text:span><text:span text:style-name="T1">é </text:span><text:span text:style-name="T2">basicamente</text:span><text:span text:style-name="T1"> um espaço na memória do computador destinado a um </text:span><text:span text:style-name="T3">conteudo (nome, numero etc).</text:span></text:p>
      <text:p text:style-name="P3"><text:span text:style-name="T5">Para declarar uma variavel digite:</text:span></text:p>
      <text:p text:style-name="P4"><text:span text:style-name="T7">var nome-variavel = dado</text:span></text:p>
      <text:h text:style-name="P1" text:outline-level="1">Tipos Primitivos</text:h>
      <text:p text:style-name="P6">Os tipos primitivos são as categorias dos dados, categoria em que cada dado esta, <text:span text:style-name="T11">existem muitas categorias de dados, elas são:</text:span></text:p>
      <text:p text:style-name="P8">Number: <text:span text:style-name="T12">Dados numericos, ou seja, numeros</text:span></text:p>
      <text:p text:style-name="P8">String: <text:span text:style-name="T12">Cadeias de caracteres, ou seja, palavras, letras, simbolos (tudo que estiver entre aspas)</text:span></text:p>
      <text:p text:style-name="P8">Boolean: <text:span text:style-name="T12">Valores true (verdadeiro) e false (falso)</text:span>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6:15.691651333</meta:creation-date>
    <dc:date>2022-08-30T08:58:27.132321808</dc:date>
    <meta:editing-duration>PT25M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9" meta:word-count="91" meta:character-count="585" meta:non-whitespace-character-count="503"/>
  </office:meta>
</office:document-meta>
</file>